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40.66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00">
      <style:table-cell-properties fo:wrap-option="wrap"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8" style:family="table-cell" style:parent-style-name="Default">
      <style:table-cell-properties style:vertical-align="middle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dfp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7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CSC#</text:p>
          </table:table-cell>
          <table:table-cell/>
          <table:table-cell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FN18N330J500PSG</text:p>
          </table:table-cell>
          <table:table-cell office:value-type="string" calcext:value-type="string">
            <text:p>C363551</text:p>
          </table:table-cell>
          <table:table-cell office:value-type="float" office:value="0.0034" calcext:value-type="float">
            <text:p>0.0034</text:p>
          </table:table-cell>
          <table:table-cell table:formula="of:=[.B2]*[.I2]" office:value-type="float" office:value="0.0068" calcext:value-type="float">
            <text:p>0.0068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3, CD1, CD2, CD3, CD4, CD5, CD6, CD7, CD8, CD9, CD10, CD11, CD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TCC0603X7R104K500CTC282519</text:p>
          </table:table-cell>
          <table:table-cell/>
          <table:table-cell office:value-type="float" office:value="0.0034" calcext:value-type="float">
            <text:p>0.0034</text:p>
          </table:table-cell>
          <table:table-cell table:formula="of:=[.B3]*[.I3]" office:value-type="float" office:value="0.0442" calcext:value-type="float">
            <text:p>0.044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D 1206</text:p>
          </table:table-cell>
          <table:table-cell/>
          <table:table-cell office:value-type="string" calcext:value-type="string">
            <text:p>CL31A106KOHNNNE</text:p>
          </table:table-cell>
          <table:table-cell office:value-type="string" calcext:value-type="string">
            <text:p>C1849</text:p>
          </table:table-cell>
          <table:table-cell office:value-type="float" office:value="0.0354" calcext:value-type="float">
            <text:p>0.0354</text:p>
          </table:table-cell>
          <table:table-cell table:formula="of:=[.B4]*[.I4]" office:value-type="float" office:value="0.0708" calcext:value-type="float">
            <text:p>0.070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6, C7, C8, 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D 0805</text:p>
          </table:table-cell>
          <table:table-cell/>
          <table:table-cell office:value-type="string" calcext:value-type="string">
            <text:p>CL21F105ZOFNNNE</text:p>
          </table:table-cell>
          <table:table-cell office:value-type="string" calcext:value-type="string">
            <text:p>C16834</text:p>
          </table:table-cell>
          <table:table-cell office:value-type="float" office:value="0.0104" calcext:value-type="float">
            <text:p>0.0104</text:p>
          </table:table-cell>
          <table:table-cell table:formula="of:=[.B5]*[.I5]" office:value-type="float" office:value="0.0416" calcext:value-type="float">
            <text:p>0.041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Booleme</text:p>
          </table:table-cell>
          <table:table-cell table:number-columns-repeated="2" office:value-type="string" calcext:value-type="string">
            <text:p>C174049</text:p>
          </table:table-cell>
          <table:table-cell office:value-type="float" office:value="0.0149" calcext:value-type="float">
            <text:p>0.0149</text:p>
          </table:table-cell>
          <table:table-cell table:formula="of:=[.B6]*[.I6]" office:value-type="float" office:value="0.0149" calcext:value-type="float">
            <text:p>0.0149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C181198</text:p>
          </table:table-cell>
          <table:table-cell office:value-type="float" office:value="0.0125" calcext:value-type="float">
            <text:p>0.0125</text:p>
          </table:table-cell>
          <table:table-cell table:formula="of:=[.B7]*[.I7]" office:value-type="float" office:value="0.0375" calcext:value-type="float">
            <text:p>0.037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H1, IOL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 PTH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ocket PTH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ader PTH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XKB</text:p>
          </table:table-cell>
          <table:table-cell office:value-type="string" calcext:value-type="string">
            <text:p>U254-051T-4BH83-F1S</text:p>
          </table:table-cell>
          <table:table-cell office:value-type="string" calcext:value-type="string">
            <text:p>C397452</text:p>
          </table:table-cell>
          <table:table-cell office:value-type="float" office:value="0.0253" calcext:value-type="float">
            <text:p>0.0253</text:p>
          </table:table-cell>
          <table:table-cell table:formula="of:=[.B11]*[.I11]" office:value-type="float" office:value="0.0253" calcext:value-type="float">
            <text:p>0.025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DC-005-20A</text:p>
          </table:table-cell>
          <table:table-cell office:value-type="string" calcext:value-type="string">
            <text:p>C136744</text:p>
          </table:table-cell>
          <table:table-cell office:value-type="float" office:value="0.0949" calcext:value-type="float">
            <text:p>0.0949</text:p>
          </table:table-cell>
          <table:table-cell table:formula="of:=[.B12]*[.I12]" office:value-type="float" office:value="0.0949" calcext:value-type="float">
            <text:p>0.0949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C181082</text:p>
          </table:table-cell>
          <table:table-cell office:value-type="float" office:value="0.0143" calcext:value-type="float">
            <text:p>0.0143</text:p>
          </table:table-cell>
          <table:table-cell table:formula="of:=[.B13]*[.I13]" office:value-type="float" office:value="0.0286" calcext:value-type="float">
            <text:p>0.028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3, R5, R6, R7, R8, 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RC0603JR-0710KL</text:p>
          </table:table-cell>
          <table:table-cell office:value-type="string" calcext:value-type="string">
            <text:p>C99198</text:p>
          </table:table-cell>
          <table:table-cell office:value-type="float" office:value="0.0012" calcext:value-type="float">
            <text:p>0.0012</text:p>
          </table:table-cell>
          <table:table-cell table:formula="of:=[.B14]*[.I14]" office:value-type="float" office:value="0.0084" calcext:value-type="float">
            <text:p>0.008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0603WAJ0101T5E</text:p>
          </table:table-cell>
          <table:table-cell office:value-type="string" calcext:value-type="string">
            <text:p>C25201</text:p>
          </table:table-cell>
          <table:table-cell office:value-type="float" office:value="0.0012" calcext:value-type="float">
            <text:p>0.0012</text:p>
          </table:table-cell>
          <table:table-cell table:formula="of:=[.B15]*[.I15]" office:value-type="float" office:value="0.0024" calcext:value-type="float">
            <text:p>0.002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, R11, R12, 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0603</text:p>
          </table:table-cell>
          <table:table-cell/>
          <table:table-cell office:value-type="string" calcext:value-type="string">
            <text:p>WR06X102JTL</text:p>
          </table:table-cell>
          <table:table-cell office:value-type="string" calcext:value-type="string">
            <text:p>C384295</text:p>
          </table:table-cell>
          <table:table-cell office:value-type="float" office:value="0.0012" calcext:value-type="float">
            <text:p>0.0012</text:p>
          </table:table-cell>
          <table:table-cell table:formula="of:=[.B16]*[.I16]" office:value-type="float" office:value="0.0048" calcext:value-type="float">
            <text:p>0.004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D 0603 x 4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A06X101JTL</text:p>
          </table:table-cell>
          <table:table-cell office:value-type="string" calcext:value-type="string">
            <text:p>C384483</text:p>
          </table:table-cell>
          <table:table-cell office:value-type="float" office:value="0.0056" calcext:value-type="float">
            <text:p>0.0056</text:p>
          </table:table-cell>
          <table:table-cell table:formula="of:=[.B17]*[.I17]" office:value-type="float" office:value="0.0224" calcext:value-type="float">
            <text:p>0.022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N5, RN6, RN7, RN8, RN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0603 x 4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ML08W102JT</text:p>
          </table:table-cell>
          <table:table-cell office:value-type="string" calcext:value-type="string">
            <text:p>C160614</text:p>
          </table:table-cell>
          <table:table-cell office:value-type="float" office:value="0.0087" calcext:value-type="float">
            <text:p>0.0087</text:p>
          </table:table-cell>
          <table:table-cell table:formula="of:=[.B18]*[.I18]" office:value-type="float" office:value="0.0435" calcext:value-type="float">
            <text:p>0.043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E40LP384</text:p>
          </table:table-cell>
          <table:table-cell office:value-type="string" calcext:value-type="string">
            <text:p>QFN-32</text:p>
          </table:table-cell>
          <table:table-cell table:number-columns-repeated="4"/>
          <table:table-cell table:formula="of:=[.B19]*[.I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25xxx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XTX</text:p>
          </table:table-cell>
          <table:table-cell office:value-type="string" calcext:value-type="string">
            <text:p>XT25F02ESOIGU</text:p>
          </table:table-cell>
          <table:table-cell office:value-type="string" calcext:value-type="string">
            <text:p>C596312</text:p>
          </table:table-cell>
          <table:table-cell office:value-type="float" office:value="0.2487" calcext:value-type="float">
            <text:p>0.2487</text:p>
          </table:table-cell>
          <table:table-cell table:formula="of:=[.B20]*[.I20]" office:value-type="float" office:value="0.2487" calcext:value-type="float">
            <text:p>0.2487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C132230</text:p>
          </table:table-cell>
          <table:table-cell office:value-type="float" office:value="3.9694" calcext:value-type="float">
            <text:p>3.9694</text:p>
          </table:table-cell>
          <table:table-cell table:formula="of:=[.B21]*[.I21]" office:value-type="float" office:value="3.9694" calcext:value-type="float">
            <text:p>3.969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SO-16</text:p>
          </table:table-cell>
          <table:table-cell office:value-type="string" calcext:value-type="string">
            <text:p>WCH</text:p>
          </table:table-cell>
          <table:table-cell office:value-type="string" calcext:value-type="string">
            <text:p>CH340G/B/C</text:p>
          </table:table-cell>
          <table:table-cell office:value-type="string" calcext:value-type="string">
            <text:p>C84681</text:p>
          </table:table-cell>
          <table:table-cell office:value-type="float" office:value="0.5284" calcext:value-type="float">
            <text:p>0.5284</text:p>
          </table:table-cell>
          <table:table-cell table:formula="of:=[.B22]*[.I22]" office:value-type="float" office:value="0.5284" calcext:value-type="float">
            <text:p>0.5284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SOT-223</text:p>
          </table:table-cell>
          <table:table-cell/>
          <table:table-cell office:value-type="string" calcext:value-type="string">
            <text:p>AMS1117-5.0</text:p>
          </table:table-cell>
          <table:table-cell office:value-type="string" calcext:value-type="string">
            <text:p>C347223</text:p>
          </table:table-cell>
          <table:table-cell office:value-type="float" office:value="0.0868" calcext:value-type="float">
            <text:p>0.0868</text:p>
          </table:table-cell>
          <table:table-cell table:formula="of:=[.B23]*[.I23]" office:value-type="float" office:value="0.0868" calcext:value-type="float">
            <text:p>0.086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T9013-3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Microne</text:p>
          </table:table-cell>
          <table:table-cell office:value-type="string" calcext:value-type="string">
            <text:p>ME6211C33M5G-N</text:p>
          </table:table-cell>
          <table:table-cell office:value-type="string" calcext:value-type="string">
            <text:p>C82942</text:p>
          </table:table-cell>
          <table:table-cell office:value-type="float" office:value="0.0796" calcext:value-type="float">
            <text:p>0.0796</text:p>
          </table:table-cell>
          <table:table-cell table:formula="of:=[.B24]*[.I24]" office:value-type="float" office:value="0.0796" calcext:value-type="float">
            <text:p>0.079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RT9013-12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Microne</text:p>
          </table:table-cell>
          <table:table-cell office:value-type="string" calcext:value-type="string">
            <text:p>ME6211C12M5G-N</text:p>
          </table:table-cell>
          <table:table-cell office:value-type="string" calcext:value-type="string">
            <text:p>C236672</text:p>
          </table:table-cell>
          <table:table-cell office:value-type="float" office:value="0.076" calcext:value-type="float">
            <text:p>0.076</text:p>
          </table:table-cell>
          <table:table-cell table:formula="of:=[.B25]*[.I25]"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 3225 4 pin</text:p>
          </table:table-cell>
          <table:table-cell office:value-type="string" calcext:value-type="string">
            <text:p>SCTF</text:p>
          </table:table-cell>
          <table:table-cell office:value-type="string" calcext:value-type="string">
            <text:p>S3D16.000000B20F30T</text:p>
          </table:table-cell>
          <table:table-cell office:value-type="string" calcext:value-type="string">
            <text:p>C387369</text:p>
          </table:table-cell>
          <table:table-cell office:value-type="float" office:value="0.5915" calcext:value-type="float">
            <text:p>0.5915</text:p>
          </table:table-cell>
          <table:table-cell table:formula="of:=[.B26]*[.I26]" office:value-type="float" office:value="0.5915" calcext:value-type="float">
            <text:p>0.5915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SMD 3225 4 pin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7B012000I01</text:p>
          </table:table-cell>
          <table:table-cell office:value-type="string" calcext:value-type="string">
            <text:p>C654948</text:p>
          </table:table-cell>
          <table:table-cell office:value-type="float" office:value="0.1123" calcext:value-type="float">
            <text:p>0.1123</text:p>
          </table:table-cell>
          <table:table-cell table:formula="of:=[.B27]*[.I27]" office:value-type="float" office:value="0.1123" calcext:value-type="float">
            <text:p>0.112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style-name="ce8" table:formula="of:=SUM([.J2:.J28])" office:value-type="float" office:value="6.1388" calcext:value-type="float">
            <text:p>6.1388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2:42:59.166664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5T20:13:29.540597034</dc:date>
    <meta:editing-duration>PT1H56M43S</meta:editing-duration>
    <meta:editing-cycles>24</meta:editing-cycles>
    <meta:generator>LibreOffice/6.1.5.2$Linux_X86_64 LibreOffice_project/10$Build-2</meta:generator>
    <meta:document-statistic meta:table-count="1" meta:cell-count="239" meta:object-count="0"/>
  </office:meta>
</office:document-meta>
</file>